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1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text-align="center" style:justify-single-word="false" fo:orphans="2" fo:widows="2"/>
      <style:text-properties style:font-name="Calibri" fo:font-size="11pt" style:font-name-asian="Calibri1" style:font-size-asian="11pt" style:font-name-complex="Calibri1" style:font-size-complex="11pt"/>
    </style:style>
    <style:style style:name="P3" style:family="paragraph" style:parent-style-name="Standard">
      <style:paragraph-properties fo:text-align="justify" style:justify-single-word="false" fo:orphans="2" fo:widows="2"/>
      <style:text-properties style:font-name="Calibri" fo:font-size="11pt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/>
    </style:style>
    <style:style style:name="P4" style:family="paragraph" style:parent-style-name="Standard">
      <style:paragraph-properties fo:text-align="center" style:justify-single-word="false" fo:orphans="2" fo:widows="2"/>
      <style:text-properties style:font-name="Calibri" fo:font-weight="bold" style:font-name-asian="Calibri1" style:font-weight-asian="bold" style:font-name-complex="Calibri1"/>
    </style:style>
    <style:style style:name="P5" style:family="paragraph" style:parent-style-name="Standard">
      <style:paragraph-properties fo:text-align="justify" style:justify-single-word="false" fo:orphans="2" fo:widows="2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alibri" fo:font-size="11pt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alibri" style:font-name-asian="Calibri1" style:font-name-complex="Calibri1"/>
    </style:style>
    <style:style style:name="P17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18" style:family="paragraph" style:parent-style-name="Standard">
      <style:paragraph-properties fo:margin-left="0.248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9" style:family="paragraph" style:parent-style-name="Standard" style:list-style-name="WWNum4">
      <style:paragraph-properties fo:margin-left="0.5in" fo:margin-right="0in" fo:orphans="2" fo:widows="2" fo:text-indent="-0.25in" style:auto-text-indent="false"/>
    </style:style>
    <style:style style:name="P20" style:family="paragraph" style:parent-style-name="Standard" style:list-style-name="WWNum1">
      <style:paragraph-properties fo:margin-left="0.248in" fo:margin-right="0in" fo:text-align="justify" style:justify-single-word="false" fo:orphans="2" fo:widows="2" fo:text-indent="-0.5in" style:auto-text-indent="false" fo:break-before="auto" fo:break-after="auto"/>
    </style:style>
    <style:style style:name="P21" style:family="paragraph" style:parent-style-name="Standard" style:list-style-name="WWNum1">
      <style:paragraph-properties fo:margin-left="0.248in" fo:margin-right="0in" fo:text-align="justify" style:justify-single-word="false" fo:orphans="2" fo:widows="2" fo:text-indent="-0.5in" style:auto-text-indent="false"/>
    </style:style>
    <style:style style:name="P22" style:family="paragraph" style:parent-style-name="Standard" style:list-style-name="WWNum1">
      <style:paragraph-properties fo:margin-left="0.248in" fo:margin-right="0in" fo:margin-top="0in" fo:margin-bottom="0in" loext:contextual-spacing="false" fo:line-height="100%" fo:text-align="justify" style:justify-single-word="false" fo:keep-together="auto" fo:orphans="2" fo:widows="2" fo:text-indent="-0.248in" style:auto-text-indent="false" fo:break-before="auto" fo:break-after="auto" fo:padding="0in" fo:border="none" fo:keep-with-next="auto"/>
    </style:style>
    <style:style style:name="P23" style:family="paragraph" style:parent-style-name="Standard" style:list-style-name="WWNum5">
      <style:paragraph-properties fo:margin-left="0.248in" fo:margin-right="0in" fo:margin-top="0in" fo:margin-bottom="0in" loext:contextual-spacing="false" fo:line-height="100%" fo:text-align="justify" style:justify-single-word="false" fo:keep-together="auto" fo:orphans="2" fo:widows="2" fo:text-indent="-0.248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3">
      <style:paragraph-properties fo:margin-left="0.248in" fo:margin-right="0in" fo:margin-top="0in" fo:margin-bottom="0in" loext:contextual-spacing="false" fo:line-height="100%" fo:text-align="justify" style:justify-single-word="false" fo:keep-together="auto" fo:orphans="2" fo:widows="2" fo:text-indent="-0.248in" style:auto-text-indent="false" fo:break-before="auto" fo:break-after="auto" fo:padding="0in" fo:border="none" fo:keep-with-next="auto"/>
    </style:style>
    <style:style style:name="P25" style:family="paragraph" style:parent-style-name="Standard" style:list-style-name="WWNum2">
      <style:paragraph-properties fo:margin-left="0.248in" fo:margin-right="0in" fo:margin-top="0in" fo:margin-bottom="0in" loext:contextual-spacing="false" fo:line-height="100%" fo:text-align="justify" style:justify-single-word="false" fo:keep-together="auto" fo:orphans="0" fo:widows="0" fo:text-indent="-0.248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27" style:family="paragraph" style:parent-style-name="Standard">
      <style:paragraph-properties fo:margin-left="0.5in" fo:margin-right="0in" fo:text-align="justify" style:justify-single-word="false" fo:orphans="2" fo:widows="2" fo:text-indent="0in" style:auto-text-indent="false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Calibri" style:font-name-asian="Calibri1" style:font-name-complex="Calibri1"/>
    </style:style>
    <style:style style:name="P29" style:family="paragraph" style:parent-style-name="Standard" style:list-style-name="WWNum7">
      <style:paragraph-properties fo:margin-left="0.25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0" style:family="paragraph" style:parent-style-name="Standard" style:list-style-name="WWNum6">
      <style:paragraph-properties fo:margin-left="0.25in" fo:margin-right="0in" fo:margin-top="0in" fo:margin-bottom="0in" loext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bold" style:font-name-asian="Calibri1" style:font-size-asian="16pt" style:font-style-asian="normal" style:font-weight-asian="bold" style:font-name-complex="Calibri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bold" style:font-name-asian="Calibri1" style:font-size-asian="11pt" style:font-style-asian="normal" style:font-weight-asian="bold" style:font-name-complex="Calibri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sub 58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9" style:family="text">
      <style:text-properties style:font-name="Calibri" fo:font-weight="bold" style:font-name-asian="Calibri1" style:font-weight-asian="bold" style:font-name-complex="Calibri1"/>
    </style:style>
    <style:style style:name="T10" style:family="text"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T11" style:family="text">
      <style:text-properties style:font-name="Calibri" fo:font-size="11pt" style:font-name-asian="Calibri1" style:font-size-asian="11pt" style:font-name-complex="Calibri1" style:font-size-complex="11pt"/>
    </style:style>
    <style:style style:name="T12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3" style:family="text">
      <style:text-properties style:font-name="Calibri" fo:font-size="11pt" style:text-underline-style="none" style:font-name-asian="Calibri1" style:font-size-asian="11pt" style:font-name-complex="Calibri1" style:font-size-complex="11pt"/>
    </style:style>
    <style:style style:name="T14" style:family="text">
      <style:text-properties style:font-name="Calibri" fo:font-size="11pt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/>
    </style:style>
    <style:style style:name="T15" style:family="text">
      <style:text-properties style:font-name="Calibri" style:font-name-asian="Calibri1" style:font-name-complex="Calibri1"/>
    </style:style>
    <style:style style:name="T16" style:family="text">
      <style:text-properties style:font-name="Calibri" style:text-underline-style="none" style:font-name-asian="Calibri1" style:font-name-complex="Calibri1"/>
    </style:style>
    <style:style style:name="T17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Oliver Bevan </text:span></text:p>
      <text:p text:style-name="P1"><text:span text:style-name="T9">Google Associate Cloud Engineer</text:span></text:p>
      <text:p text:style-name="P6"><text:span text:style-name="T2">ISTQB-BCS Certified Tester Foundation Level</text:span></text:p>
      <text:p text:style-name="P6"><text:span text:style-name="T11">21/3 Maxwell Street, Edinburgh, EH10 5HT</text:span><text:span text:style-name="T4"> </text:span></text:p>
      <text:p text:style-name="P6"><text:span text:style-name="T4">Nationality: British, Phone: 07794584091, Email: oliverbevan@outlook.com, </text:span></text:p>
      <text:p text:style-name="P6"><text:span text:style-name="T4">Availability: </text:span><text:span text:style-name="T11">1 month</text:span></text:p>
      <text:p text:style-name="P18"/>
      <text:p text:style-name="P6"><text:span text:style-name="T7">Personal statement</text:span></text:p>
      <text:p text:style-name="P9"/>
      <text:p text:style-name="P8"><text:span text:style-name="T15">I am a Courageous Software Engineer, constantly striving to improve myself and others. Team player and lone wolf all in one.</text:span><text:span text:style-name="T3"> </text:span><text:span text:style-name="T9">Google</text:span><text:span text:style-name="T2"> </text:span><text:span text:style-name="T9">Associate Cloud Engineer </text:span><text:span text:style-name="T15">and</text:span><text:span text:style-name="T2"> ISTQB-BCS </text:span><text:span text:style-name="T3">testing Certified</text:span><text:span text:style-name="T15">, I am keen to sink my teeth into the latest technologies, public cloud and microservices, to make new solutions for your clients and customers at pace. </text:span></text:p>
      <text:p text:style-name="P10"/>
      <text:p text:style-name="P6"><text:span text:style-name="T7">Employment</text:span></text:p>
      <text:p text:style-name="P13"/>
      <text:p text:style-name="P5"><text:span text:style-name="T9">Lloyds Banking Group, Payments Team, Software Engineer</text:span><text:span text:style-name="T15"> | June 2020 – Present</text:span></text:p>
      <text:p text:style-name="P5"><text:span text:style-name="T11">At Lloyds I have been working as a software engineer in the payments team, developing spring boot java microservices.</text:span></text:p>
      <text:list xml:id="list1752556448" text:style-name="WWNum4">
        <text:list-item>
          <text:p text:style-name="P19"><text:span text:style-name="T11">Created and deployed </text:span><text:span text:style-name="T12">Java Spring Boot</text:span><text:span text:style-name="T11"> </text:span><text:span text:style-name="T12">microservices </text:span><text:span text:style-name="T11">to write </text:span><text:span text:style-name="T12">Kafka </text:span><text:span text:style-name="T11">messages</text:span></text:p>
        </text:list-item>
        <text:list-item>
          <text:p text:style-name="P19"><text:span text:style-name="T11">Using </text:span><text:span text:style-name="T12">Test Driven Development </text:span><text:span text:style-name="T11">to write testable and organised code</text:span></text:p>
        </text:list-item>
        <text:list-item>
          <text:p text:style-name="P19"><text:span text:style-name="T11">Integrated with SaaS payments </text:span><text:span text:style-name="T12">API</text:span></text:p>
        </text:list-item>
        <text:list-item>
          <text:p text:style-name="P19"><text:span text:style-name="T11">Wrote and Ran </text:span><text:span text:style-name="T12">BDD</text:span><text:span text:style-name="T11"> services to run through </text:span><text:span text:style-name="T12">Jenkins</text:span></text:p>
        </text:list-item>
        <text:list-item>
          <text:p text:style-name="P19"><text:span text:style-name="T11">Running microservices in </text:span><text:span text:style-name="T12">docker </text:span><text:span text:style-name="T11">and creating </text:span><text:span text:style-name="T12">docker-compose.yml</text:span></text:p>
        </text:list-item>
        <text:list-item>
          <text:p text:style-name="P19"><text:soft-page-break/><text:span text:style-name="T11">Scaling services with the </text:span><text:span text:style-name="T12">kubernetes API kubectl</text:span></text:p>
        </text:list-item>
        <text:list-item>
          <text:p text:style-name="P19"><text:span text:style-name="T11">Resource management in pre production</text:span></text:p>
        </text:list-item>
      </text:list>
      <text:p text:style-name="P13"/>
      <text:p text:style-name="P8"><text:span text:style-name="T9">Wipro: </text:span><text:span text:style-name="T2">Lloyds Banking Group</text:span><text:span text:style-name="T9">,</text:span><text:span text:style-name="T2"> Cards Servicing Team, Quality Engineer</text:span><text:span text:style-name="T3"> | October 2017 – Present</text:span></text:p>
      <text:p text:style-name="P8"><text:span text:style-name="T11">At Wipro I have shown true leadership of what it means to be a Quality Engineer by adopting an automation mindset.</text:span></text:p>
      <text:p text:style-name="P14"/>
      <text:list xml:id="list2530082193" text:style-name="WWNum1">
        <text:list-item>
          <text:p text:style-name="P20"><text:span text:style-name="T11">Building and running testing solution with </text:span><text:span text:style-name="T12">NodeJS Javascript ES6</text:span></text:p>
        </text:list-item>
        <text:list-item>
          <text:p text:style-name="P20"><text:span text:style-name="T11">Running automated BDD test through a </text:span><text:span text:style-name="T12">Jenkins </text:span><text:span text:style-name="T11">Pipeline</text:span></text:p>
        </text:list-item>
        <text:list-item>
          <text:p text:style-name="P20"><text:span text:style-name="T11">View PIN: Developed the automated regression pack for the View PIN </text:span><text:span text:style-name="T12">REST microservices</text:span><text:span text:style-name="T11">.</text:span></text:p>
        </text:list-item>
        <text:list-item>
          <text:p text:style-name="P20"><text:span text:style-name="T11">Testing the </text:span><text:span text:style-name="T12">encryption, certificates and secrets</text:span><text:span text:style-name="T11"> solution of the view PIN project, to ensure end to end encryption of PIN.</text:span></text:p>
        </text:list-item>
        <text:list-item>
          <text:p text:style-name="P20"><text:span text:style-name="T11">MBNA Customer Migration: Developed a robust test automated regression pack for 7 customer journeys, for 4 different brands, across web and mobile application channels using </text:span><text:span text:style-name="T12">WebdriverIO</text:span><text:span text:style-name="T11">.</text:span></text:p>
        </text:list-item>
        <text:list-item>
          <text:p text:style-name="P20"><text:span text:style-name="T11">Written and presented a PowerPoint presentation on BDD on an Engineer Day in Edinburgh. </text:span></text:p>
        </text:list-item>
        <text:list-item>
          <text:p text:style-name="P20"><text:span text:style-name="T11">Given a workshop on being a Digital Quality Engineer within Lloyds Banking Group.</text:span></text:p>
        </text:list-item>
      </text:list>
      <text:p text:style-name="P11"/>
      <text:p text:style-name="P8"><text:span text:style-name="T2">Burberry, New POS Solution, Software Quality Analyst</text:span><text:span text:style-name="T3"> | March 2017 – September 2017 </text:span></text:p>
      <text:p text:style-name="P8"><text:span text:style-name="T11">Performed Functional testing of </text:span><text:span text:style-name="T4">Burberry</text:span><text:span text:style-name="T11">’s new till/Point of Sale system before its release in store globally.</text:span></text:p>
      <text:p text:style-name="P11"/>
      <text:list xml:id="list104113908340141" text:continue-numbering="true" text:style-name="WWNum1">
        <text:list-item>
          <text:p text:style-name="P22"><text:span text:style-name="T4">Built on skills learnt previously at PwC and applied these skills in a new environment.</text:span></text:p>
        </text:list-item>
        <text:list-item>
          <text:p text:style-name="P22"><text:span text:style-name="T4">Scripted, ran and analysed results of automation test cases to detect software defects.</text:span></text:p>
        </text:list-item>
        <text:list-item>
          <text:p text:style-name="P22"><text:span text:style-name="T4">Integration testing for all </text:span><text:span text:style-name="T5">API</text:span><text:span text:style-name="T4">s such as CRM and SAP systems.</text:span></text:p>
        </text:list-item>
        <text:list-item>
          <text:p text:style-name="P22"><text:span text:style-name="T4">Read log files to determine the root cause of issues.</text:span></text:p>
        </text:list-item>
        <text:list-item>
          <text:p text:style-name="P22"><text:soft-page-break/><text:span text:style-name="T4">Collaborated with developers, assigning defect priority and retesting through to resolution.</text:span></text:p>
        </text:list-item>
        <text:list-item>
          <text:p text:style-name="P22"><text:span text:style-name="T4">Effectively connecting internal and external teams to bring understanding and resolution to a problem.</text:span></text:p>
        </text:list-item>
        <text:list-item>
          <text:p text:style-name="P22"><text:span text:style-name="T4">Reported and communicated issues that would be important to end users.</text:span></text:p>
        </text:list-item>
        <text:list-item>
          <text:p text:style-name="P22"><text:span text:style-name="T4">Wrote queries in SQL to perform data validation.</text:span></text:p>
        </text:list-item>
      </text:list>
      <text:p text:style-name="P11"/>
      <text:p text:style-name="P11"/>
      <text:p text:style-name="P8"><text:span text:style-name="T2">PwC, Assurance Transformation, Halo Program, Software Quality Analyst</text:span><text:span text:style-name="T3"> | August 2014 – March 2017</text:span></text:p>
      <text:p text:style-name="P8"><text:span text:style-name="T4">Testing Web Based .NET and Qlikview new generation audit technology, Halo the suite of global audit applications.</text:span></text:p>
      <text:p text:style-name="P14"/>
      <text:list xml:id="list104114096309610" text:continue-numbering="true" text:style-name="WWNum1">
        <text:list-item>
          <text:p text:style-name="P22"><text:span text:style-name="T4">Excelled in finding, creating incident reports and communicating bugs in a clear, complete manner.</text:span></text:p>
        </text:list-item>
        <text:list-item>
          <text:p text:style-name="P22"><text:span text:style-name="T4">Wrote and executed regression test cases for both manual and automated runs.</text:span></text:p>
        </text:list-item>
        <text:list-item>
          <text:p text:style-name="P22"><text:span text:style-name="T4">Analysed automated testing results for defects, script improvement and reported on findings.</text:span></text:p>
        </text:list-item>
        <text:list-item>
          <text:p text:style-name="P22"><text:span text:style-name="T4">Regression testing, ensured the daily target was achieved </text:span><text:span text:style-name="T11">for a number</text:span><text:span text:style-name="T4"> of tests run to meet sprint deadlines.</text:span></text:p>
        </text:list-item>
        <text:list-item>
          <text:p text:style-name="P22"><text:span text:style-name="T4">Participated in daily Agile Scrum, Bug Triage and Sprint Retrospectives following agile methodology.</text:span></text:p>
        </text:list-item>
        <text:list-item>
          <text:p text:style-name="P22"><text:span text:style-name="T4">Applied efficient methods for testing to flag critical risks and issues to the project manager.</text:span></text:p>
        </text:list-item>
      </text:list>
      <text:p text:style-name="P26"/>
      <text:p text:style-name="P8"><text:span text:style-name="T14">Technologies</text:span><text:span text:style-name="T6">:</text:span></text:p>
      <text:p text:style-name="P27"/>
      <text:list xml:id="list104112148178720" text:continue-numbering="true" text:style-name="WWNum1">
        <text:list-item>
          <text:p text:style-name="P22"><text:span text:style-name="T15">NodeJS, NPM, Express, React (4 years experience)</text:span></text:p>
        </text:list-item>
        <text:list-item>
          <text:p text:style-name="P22"><text:span text:style-name="T15">Java (2 years experience)</text:span></text:p>
        </text:list-item>
        <text:list-item>
          <text:p text:style-name="P22"><text:span text:style-name="T15">Jenkins (continuous integration testing/ deployment)</text:span></text:p>
        </text:list-item>
        <text:list-item>
          <text:p text:style-name="P22"><text:soft-page-break/><text:span text:style-name="T15">Git/ Github (5 years experience)</text:span></text:p>
        </text:list-item>
        <text:list-item>
          <text:p text:style-name="P22"><text:span text:style-name="T15">Kubernetes (1 year experience)</text:span></text:p>
        </text:list-item>
        <text:list-item>
          <text:p text:style-name="P22"><text:span text:style-name="T15">Docker (2 years experience)</text:span></text:p>
        </text:list-item>
        <text:list-item>
          <text:p text:style-name="P22"><text:span text:style-name="T11">Cucumber (Gherkin) (5 years experience)</text:span></text:p>
        </text:list-item>
      </text:list>
      <text:p text:style-name="P2"/>
      <text:p text:style-name="P1"><text:span text:style-name="T9">Software Testing Skills &amp; Tools</text:span></text:p>
      <text:p text:style-name="P4"/>
      <text:p text:style-name="P5"><text:span text:style-name="T14">Key Testing Skills:</text:span></text:p>
      <text:p text:style-name="P3"/>
      <text:list xml:id="list104113641071365" text:continue-numbering="true" text:style-name="WWNum1">
        <text:list-item>
          <text:p text:style-name="P21"><text:span text:style-name="T11">Automation: Testing by writing automated tests for functional requirements</text:span></text:p>
        </text:list-item>
        <text:list-item>
          <text:p text:style-name="P21"><text:span text:style-name="T11">Unit Testing: Testing the smallest component of software one function</text:span></text:p>
        </text:list-item>
        <text:list-item>
          <text:p text:style-name="P21"><text:span text:style-name="T11">Test Driven Development: This is a software development technique to produce organised testable code </text:span></text:p>
        </text:list-item>
        <text:list-item>
          <text:p text:style-name="P21"><text:span text:style-name="T11">Functional: Software requirements are implemented correctly to a very high level of quality.</text:span></text:p>
        </text:list-item>
        <text:list-item>
          <text:p text:style-name="P21"><text:span text:style-name="T11">Integration: Testing the points at which different parts of the software interact to</text:span></text:p>
        </text:list-item>
        <text:list-item>
          <text:p text:style-name="P21"><text:span text:style-name="T11">Requirements: Ensuring requirements are unambiguous and complete identifying missing requirements.</text:span></text:p>
        </text:list-item>
        <text:list-item>
          <text:p text:style-name="P21"><text:span text:style-name="T11">Performance: Assessing the overall performance for navigation and use of apps in a live environment.</text:span></text:p>
        </text:list-item>
        <text:list-item>
          <text:p text:style-name="P21"><text:span text:style-name="T11">Accessibility: Ensuring Web Content Accessibility Guidelines in accordance with Equality Act 2010 upheld.</text:span></text:p>
        </text:list-item>
        <text:list-item>
          <text:p text:style-name="P21"><text:span text:style-name="T11">Exploratory Testing around new functionality, always being curious, paying attention to detail.</text:span></text:p>
        </text:list-item>
      </text:list>
      <text:p text:style-name="P16"/>
      <text:p text:style-name="P11"/>
      <text:p text:style-name="P8"><text:span text:style-name="T6">Other work experience</text:span></text:p>
      <text:p text:style-name="P15"><text:soft-page-break/></text:p>
      <text:p text:style-name="P8"><text:span text:style-name="T5">Laser Clinic, Salisbury District Hospital, Placement Student</text:span><text:span text:style-name="T4"> | Jun 2013 – Sep 2013</text:span></text:p>
      <text:p text:style-name="P14"/>
      <text:list xml:id="list1291536029" text:style-name="WWNum7">
        <text:list-item>
          <text:p text:style-name="P29"><text:span text:style-name="T4">Designed a questionnaire to measure patient satisfaction following treatment and collected results.</text:span></text:p>
        </text:list-item>
      </text:list>
      <text:list xml:id="list744463809" text:style-name="WWNum6">
        <text:list-item>
          <text:p text:style-name="P30"><text:span text:style-name="T4">Created an Excel database from the record books of previous laser treatments.</text:span></text:p>
        </text:list-item>
      </text:list>
      <text:p text:style-name="P31"/>
      <text:p text:style-name="P8"><text:span text:style-name="T5">National Physical Laboratory (NPL), Environmental Measurement, Placement Student</text:span><text:span text:style-name="T4"> | Jul 2012 – Mar 2013</text:span></text:p>
      <text:p text:style-name="P14"/>
      <text:list xml:id="list1799288253" text:style-name="WWNum2">
        <text:list-item>
          <text:p text:style-name="P25"><text:span text:style-name="T4">Testing ambient air measuring instruments in the field on Marylebone Road.</text:span></text:p>
        </text:list-item>
        <text:list-item>
          <text:p text:style-name="P25"><text:span text:style-name="T4">MCERTS Testing: Tested gas chromatography instruments at different temperatures, pressures and voltages. MCERTS is the Environment Agency’s Monitoring Certification Scheme.</text:span></text:p>
        </text:list-item>
        <text:list-item>
          <text:p text:style-name="P25"><text:span text:style-name="T4">Maintained the NO</text:span><text:span text:style-name="T8">2</text:span><text:span text:style-name="T4"> measurement network for Marylebone Road in central London.</text:span></text:p>
        </text:list-item>
      </text:list>
      <text:p text:style-name="P12"/>
      <text:p text:style-name="P7"><text:span text:style-name="T7">Education</text:span></text:p>
      <text:p text:style-name="P8"><text:span text:style-name="T2">University of Surrey </text:span><text:span text:style-name="T3">| Sep 2010 – Jun 2014</text:span></text:p>
      <text:p text:style-name="P16"/>
      <text:p text:style-name="P8"><text:span text:style-name="T3">BSc (Hons) Physics (2:2)</text:span></text:p>
      <text:list xml:id="list1260535885" text:style-name="WWNum5">
        <text:list-item>
          <text:p text:style-name="P23"><text:span text:style-name="T4">Using FORTRAN programming language in several university projects and in my final year dissertation modelling effect of shearing fluids between two plates. Achieved 100% </text:span><text:span text:style-name="T11">on computing coursework modules.</text:span></text:p>
        </text:list-item>
      </text:list>
      <text:list xml:id="list3063372559" text:style-name="WWNum3">
        <text:list-item>
          <text:p text:style-name="P24"><text:span text:style-name="T4">Developed problem solving skills when pieces of laboratory equipment gave unexpected results. Liaised with both the demonstrators and lecturers, repeating the process to find a solution.</text:span></text:p>
        </text:list-item>
      </text:list>
      <text:p text:style-name="P11"/>
      <text:p text:style-name="P8"><text:span text:style-name="T5">Burgate School &amp; Sixth Form</text:span><text:span text:style-name="T4"> | Sep 2008 – Jul 2010</text:span></text:p>
      <text:p text:style-name="P8"><text:span text:style-name="T4">A levels: Maths A, Physics B, Psychology C and Music C</text:span></text:p>
      <text:p text:style-name="P14"><text:soft-page-break/></text:p>
      <text:p text:style-name="P8"><text:span text:style-name="T5">Trafalgar School at Downton</text:span><text:span text:style-name="T4"> | Sep 2003 – Jul 2008</text:span></text:p>
      <text:p text:style-name="P8"><text:span text:style-name="T4">GCSEs: 10 A-C including Maths and English</text:span></text:p>
      <text:p text:style-name="P10"/>
      <text:p text:style-name="P8"><text:span text:style-name="T2">Driving:</text:span><text:span text:style-name="T3"> Full clean UK licence. </text:span></text:p>
      <text:p text:style-name="P8"><text:span text:style-name="T2">Referees: </text:span><text:span text:style-name="T3">Available on reque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1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orphans="2" fo:widows="2" fo:break-before="auto" fo:break-after="auto" fo:padding="0in" fo:border="none" fo:keep-with-next="always"/>
      <style:text-properties fo:font-variant="normal" fo:text-transform="none" style:font-name="Verdana" fo:font-family="Verdana" style:font-family-generic="roman" style:font-pitch="variable" fo:font-weight="bold" style:font-name-asian="Verdana2" style:font-family-asian="Verdana" style:font-family-generic-asian="system" style:font-pitch-asian="variable" style:font-weight-asian="bold" style:font-name-complex="Verdana2" style:font-family-complex="Verdana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orphans="2" fo:widows="2" fo:break-before="auto" fo:break-after="auto" fo:padding="0in" fo:border="none" fo:keep-with-next="always"/>
      <style:text-properties fo:font-variant="normal" fo:text-transform="none" style:font-name="Verdana" fo:font-family="Verdana" style:font-family-generic="roman" style:font-pitch="variable" fo:font-size="11pt" fo:font-weight="bold" style:font-name-asian="Verdana2" style:font-family-asian="Verdana" style:font-family-generic-asian="system" style:font-pitch-asian="variable" style:font-size-asian="11pt" style:font-weight-asian="bold" style:font-name-complex="Verdana2" style:font-family-complex="Verdana" style:font-family-generic-complex="system" style:font-pitch-complex="variable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padding="0in" fo:border="none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padding="0in" fo:border="none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padding="0in" fo:border="none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break-before="auto" fo:break-after="auto" fo:padding="0in" fo:border="none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orphans="2" fo:widows="2" fo:break-before="auto" fo:break-after="auto" fo:padding="0in" fo:border="none"/>
      <style:text-properties fo:font-variant="normal" fo:text-transform="none" style:font-name="Verdana" fo:font-family="Verdana" style:font-family-generic="roman" style:font-pitch="variable" style:text-underline-style="solid" style:text-underline-width="auto" style:text-underline-color="font-color" fo:font-weight="bold" style:font-name-asian="Verdana2" style:font-family-asian="Verdana" style:font-family-generic-asian="system" style:font-pitch-asian="variable" style:font-weight-asian="bold" style:font-name-complex="Verdana2" style:font-family-complex="Verdana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orphans="2" fo:widows="2" fo:break-before="auto" fo:break-after="auto" fo:padding="0in" fo:border="none" fo:keep-with-next="always"/>
      <style:text-properties fo:font-variant="normal" fo:text-transform="none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Verdana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1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1.5in" fo:margin-left="1.5in"/>
        </style:list-level-properties>
        <style:text-properties style:font-name="Verdana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2in" fo:margin-left="2in"/>
        </style:list-level-properties>
        <style:text-properties style:font-name="Verdana1"/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2.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3in" fo:margin-left="3in"/>
        </style:list-level-properties>
        <style:text-properties style:font-name="Verdana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3.5in" fo:margin-left="3.5in"/>
        </style:list-level-properties>
        <style:text-properties style:font-name="Verdana1"/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4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4.5in" fo:margin-left="4.5in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Verdana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1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1.5in" fo:margin-left="1.5in"/>
        </style:list-level-properties>
        <style:text-properties style:font-name="Verdana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2in" fo:margin-left="2in"/>
        </style:list-level-properties>
        <style:text-properties style:font-name="Verdana1"/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2.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3in" fo:margin-left="3in"/>
        </style:list-level-properties>
        <style:text-properties style:font-name="Verdana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3.5in" fo:margin-left="3.5in"/>
        </style:list-level-properties>
        <style:text-properties style:font-name="Verdana1"/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4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4.5in" fo:margin-left="4.5in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Verdana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1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1.5in" fo:margin-left="1.5in"/>
        </style:list-level-properties>
        <style:text-properties style:font-name="Verdana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2in" fo:margin-left="2in"/>
        </style:list-level-properties>
        <style:text-properties style:font-name="Verdana1"/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2.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3in" fo:margin-left="3in"/>
        </style:list-level-properties>
        <style:text-properties style:font-name="Verdana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3.5in" fo:margin-left="3.5in"/>
        </style:list-level-properties>
        <style:text-properties style:font-name="Verdana1"/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4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4.5in" fo:margin-left="4.5in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style:font-name="Verdana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1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1.5in" fo:margin-left="1.5in"/>
        </style:list-level-properties>
        <style:text-properties style:font-name="Verdana1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2in" fo:margin-left="2in"/>
        </style:list-level-properties>
        <style:text-properties style:font-name="Verdana1"/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2.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3in" fo:margin-left="3in"/>
        </style:list-level-properties>
        <style:text-properties style:font-name="Verdana1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3.5in" fo:margin-left="3.5in"/>
        </style:list-level-properties>
        <style:text-properties style:font-name="Verdana1"/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4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4.5in" fo:margin-left="4.5in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Verdana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75in" fo:margin-left="0.75in"/>
        </style:list-level-properties>
        <style:text-properties style:font-name="Courier New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1.25in" fo:margin-left="1.25in"/>
        </style:list-level-properties>
        <style:text-properties style:font-name="Verdana1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1.75in" fo:margin-left="1.75in"/>
        </style:list-level-properties>
        <style:text-properties style:font-name="Verdana1"/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2.25in" fo:margin-left="2.25in"/>
        </style:list-level-properties>
        <style:text-properties style:font-name="Courier New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2.75in" fo:margin-left="2.75in"/>
        </style:list-level-properties>
        <style:text-properties style:font-name="Verdana1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3.25in" fo:margin-left="3.25in"/>
        </style:list-level-properties>
        <style:text-properties style:font-name="Verdana1"/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3.75in" fo:margin-left="3.75in"/>
        </style:list-level-properties>
        <style:text-properties style:font-name="Courier New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4.25in" fo:margin-left="4.25in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Verdana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75in" fo:margin-left="0.75in"/>
        </style:list-level-properties>
        <style:text-properties style:font-name="Courier New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1.25in" fo:margin-left="1.25in"/>
        </style:list-level-properties>
        <style:text-properties style:font-name="Verdana1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1.75in" fo:margin-left="1.75in"/>
        </style:list-level-properties>
        <style:text-properties style:font-name="Verdana1"/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2.25in" fo:margin-left="2.25in"/>
        </style:list-level-properties>
        <style:text-properties style:font-name="Courier New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2.75in" fo:margin-left="2.75in"/>
        </style:list-level-properties>
        <style:text-properties style:font-name="Verdana1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3.25in" fo:margin-left="3.25in"/>
        </style:list-level-properties>
        <style:text-properties style:font-name="Verdana1"/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3.75in" fo:margin-left="3.75in"/>
        </style:list-level-properties>
        <style:text-properties style:font-name="Courier New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4.25in" fo:margin-left="4.25in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83" meta:word-count="950" meta:character-count="6221" meta:non-whitespace-character-count="5388"/>
    <meta:generator>LibreOfficeDev/6.0.5.2$Linux_X86_64 LibreOffice_project/</meta:generator>
  </office:meta>
</office:document-meta>
</file>